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75in"/>
    </style:style>
    <style:style style:name="co4" style:family="table-column">
      <style:table-column-properties fo:break-before="auto" style:column-width="3.5972in"/>
    </style:style>
    <style:style style:name="co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fo:border="0.74pt solid #0000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Test Sequenc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1. Test Development</text:p>
          </table:table-cell>
          <table:table-cell table:style-name="ce3" office:value-type="string" calcext:value-type="string">
            <text:p>05.05.2022</text:p>
          </table:table-cell>
          <table:table-cell office:value-type="string" calcext:value-type="string">
            <text:p>05.06.2022</text:p>
          </table:table-cell>
        </table:table-row>
        <table:table-row table:style-name="ro1">
          <table:table-cell office:value-type="string" calcext:value-type="string">
            <text:p>2. Module Availability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06.06.2022</text:p>
          </table:table-cell>
        </table:table-row>
        <table:table-row table:style-name="ro1">
          <table:table-cell office:value-type="string" calcext:value-type="string">
            <text:p>3. Entrance Testing</text:p>
          </table:table-cell>
          <table:table-cell office:value-type="string" calcext:value-type="string">
            <text:p>06.06.2022</text:p>
          </table:table-cell>
          <table:table-cell office:value-type="string" calcext:value-type="string">
            <text:p>13.06.2022</text:p>
          </table:table-cell>
        </table:table-row>
        <table:table-row table:style-name="ro1">
          <table:table-cell office:value-type="string" calcext:value-type="string">
            <text:p>4. Main Testing</text:p>
          </table:table-cell>
          <table:table-cell office:value-type="string" calcext:value-type="string">
            <text:p>13.06.2022</text:p>
          </table:table-cell>
          <table:table-cell office:value-type="string" calcext:value-type="string">
            <text:p>27.06.2022</text:p>
          </table:table-cell>
        </table:table-row>
        <table:table-row table:style-name="ro1">
          <table:table-cell office:value-type="string" calcext:value-type="string">
            <text:p>5. Exit Testing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30.06.2022</text:p>
          </table:table-cell>
        </table:table-row>
        <table:table-row table:style-name="ro1">
          <table:table-cell office:value-type="string" calcext:value-type="string">
            <text:p>6 Regression Testing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05.07.2022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row table:style-name="ro1">
          <table:table-cell table:style-name="ce7" office:value-type="string" calcext:value-type="string">
            <text:p>Appendix C – Test Cas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 No.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Test Type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The program shall run on a PC running Windows 2000</text:p>
          </table:table-cell>
          <table:table-cell office:value-type="string" calcext:value-type="string">
            <text:p>Non-Functional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The program shall run on a PC running Windows XP</text:p>
          </table:table-cell>
          <table:table-cell office:value-type="string" calcext:value-type="string">
            <text:p>Non-Functional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The program shall run on a PC running Windows Vista</text:p>
          </table:table-cell>
          <table:table-cell office:value-type="string" calcext:value-type="string">
            <text:p>Non-Functional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The program shall run on a PC running Windows 7</text:p>
          </table:table-cell>
          <table:table-cell office:value-type="string" calcext:value-type="string">
            <text:p>Non-Functional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The program shall run on a PC running Windows 8</text:p>
          </table:table-cell>
          <table:table-cell office:value-type="string" calcext:value-type="string">
            <text:p>Non-Functional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The program shall run on a PC running Windows 10</text:p>
          </table:table-cell>
          <table:table-cell office:value-type="string" calcext:value-type="string">
            <text:p>Non-Functional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The program shall run from a CLI</text:p>
          </table:table-cell>
          <table:table-cell office:value-type="string" calcext:value-type="string">
            <text:p>Non-Functional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The number of golf course '1'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The number of golf course '5' shall be accepted 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The number of golf course '6'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The number of golf course '0'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The number of golf course '-1'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Non-numeric data where numeric data <text:s/>is expected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Par value “2”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Par value “3”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Par value “4”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Par value “5”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Par value “-1”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The number of golfers “13”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The number of golfers “1” 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The number of golfers “2” <text:s/>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The number of golfers “6” <text:s/>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The number of golfers “12” <text:s/>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The number of golfers “5” <text:s/>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The number of golfers “-1” <text:s/>shall return an error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Stroke count “over par” shall have score value 0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Stroke count “par” shall have score value 1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Stroke count “1 under par” shall have score value 2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Stroke count “2 under par” shall have score value 4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Stroke count “3 or more under par” shall have score value 6</text:p>
          </table:table-cell>
          <table:table-cell office:value-type="string" calcext:value-type="string">
            <text:p>Functional</text:p>
          </table:table-cell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Any golfer that has two or more records for the same golf course: the additional records after the</text:p>
            <text:p>first will be ignored, a message will be displayed, and processing will continue.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If the file specified by filename does not exist, an “input parameter error” will be reported. 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If the directory specified by output-directory does not exist, an “input parameter error” will be reporte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If output-directory is not supplied, the directory that contains filename will be used.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If output cannot be saved due to insufficient permissions, the program shall display an error.</text:p>
          </table:table-cell>
          <table:table-cell office:value-type="string" calcext:value-type="string">
            <text:p>Functional</text:p>
          </table:table-cell>
        </table:table-row>
        <table:table-row table:style-name="ro3"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If any of the requested output reports already exists, the program will pause and ask the user if the file should be overwritten.</text:p>
            <text:p>Sample prompt: “File &lt;file&gt; already exists. Do you want to overwrite it? (Y/N)”.  There will be a separate user prompt for each output report type requested.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37" calcext:value-type="float">
            <text:p>37</text:p>
          </table:table-cell>
          <table:table-cell office:value-type="string" calcext:value-type="string">
            <text:p>If “Y”, the output file will be overwritten;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if “N”, the generated output will be discarded. 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If the specified output report does not exist in the path specified, it will be created.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Calling “golf -ctg filename outuput-directory” shall generate 3 files in output directory: “trank.rep”, “golfer.rep”,”course.rep”.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Calling <text:s/>“golf -c filename output-directory” shall generate an output file: “course.rep”. 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Calling <text:s/>the prtgram with command line opti son “-t” shall generate an output file: “trank.rep”. “golf -c filename output-directory”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3" calcext:value-type="float">
            <text:p>43</text:p>
          </table:table-cell>
          <table:table-cell office:value-type="string" calcext:value-type="string">
            <text:p>Calling “golf -g filename output-directory” shall generate an output file: “golfer.rep”. 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4" calcext:value-type="float">
            <text:p>44</text:p>
          </table:table-cell>
          <table:table-cell office:value-type="string" calcext:value-type="string">
            <text:p>Command line options “-c –t -g”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Command line option “-k” shall display an “unrecognizable options” message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6" calcext:value-type="float">
            <text:p>46</text:p>
          </table:table-cell>
          <table:table-cell office:value-type="string" calcext:value-type="string">
            <text:p>Command line option “-g”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7" calcext:value-type="float">
            <text:p>47</text:p>
          </table:table-cell>
          <table:table-cell office:value-type="string" calcext:value-type="string">
            <text:p>Command line option “-t”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8" calcext:value-type="float">
            <text:p>48</text:p>
          </table:table-cell>
          <table:table-cell office:value-type="string" calcext:value-type="string">
            <text:p>Command line option “-c” shall be accepted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49" calcext:value-type="float">
            <text:p>49</text:p>
          </table:table-cell>
          <table:table-cell office:value-type="string" calcext:value-type="string">
            <text:p>Command line option “-j” shall display an “unrecognizable options” message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Command line option “-kj” shall display an “unrecognizable options” message</text:p>
          </table:table-cell>
          <table:table-cell office:value-type="string" calcext:value-type="string">
            <text:p>Functional</text:p>
          </table:table-cell>
        </table:table-row>
        <table:table-row table:style-name="ro4">
          <table:table-cell table:style-name="ce8" office:value-type="float" office:value="51" calcext:value-type="float">
            <text:p>51</text:p>
          </table:table-cell>
          <table:table-cell office:value-type="string" calcext:value-type="string">
            <text:p>Command line option “-ckj” shall display an “unrecognizable options” message</text:p>
          </table:table-cell>
          <table:table-cell office:value-type="string" calcext:value-type="string">
            <text:p>Functional</text:p>
          </table:table-cell>
        </table:table-row>
        <table:table-row table:style-name="ro1" table:number-rows-repeated="8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1:01:00.073842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7:03:25.113767261</meta:creation-date>
    <dc:date>2022-05-09T12:30:52.344056748</dc:date>
    <meta:editing-duration>PT25M24S</meta:editing-duration>
    <meta:editing-cycles>2</meta:editing-cycles>
    <meta:generator>LibreOffice/7.3.2.2$Linux_X86_64 LibreOffice_project/30$Build-2</meta:generator>
    <meta:document-statistic meta:table-count="2" meta:cell-count="178" meta:object-count="0"/>
  </office:meta>
</office:document-meta>
</file>